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xi Sans1" svg:font-family="'Luxi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er">
      <style:paragraph-properties fo:margin-left="-0.239in" fo:margin-right="-0.2228in" fo:text-align="center" style:justify-single-word="false" fo:text-indent="0in" style:auto-text-indent="false"/>
    </style:style>
    <style:style style:name="P5" style:family="paragraph" style:parent-style-name="Standard">
      <style:paragraph-properties fo:margin-left="0.502in" fo:margin-right="0in" fo:text-indent="0in" style:auto-text-indent="false"/>
    </style:style>
    <style:style style:name="P6" style:family="paragraph" style:parent-style-name="Standard">
      <style:paragraph-properties fo:margin-left="0.502in" fo:margin-right="0in" fo:text-indent="0in" style:auto-text-indent="false"/>
      <style:text-properties fo:font-size="11pt" style:font-size-asian="11pt" style:font-size-complex="11pt"/>
    </style:style>
    <style:style style:name="P7" style:family="paragraph" style:parent-style-name="Standard">
      <style:paragraph-properties fo:margin-left="0.502in" fo:margin-right="0in" fo:text-indent="0in" style:auto-text-indent="false"/>
      <style:text-properties fo:font-size="10pt" style:font-size-asian="10pt" style:font-size-complex="10pt"/>
    </style:style>
    <style:style style:name="P8" style:family="paragraph" style:parent-style-name="Standard">
      <style:paragraph-properties fo:margin-left="1in" fo:margin-right="0in" fo:text-indent="0in" style:auto-text-indent="false"/>
    </style:style>
    <style:style style:name="P9" style:family="paragraph" style:parent-style-name="Standard">
      <style:paragraph-properties fo:margin-left="0.502in" fo:margin-right="0in" fo:text-indent="0in" style:auto-text-indent="false"/>
    </style:style>
    <style:style style:name="P10" style:family="paragraph" style:parent-style-name="Standard">
      <style:paragraph-properties fo:margin-left="0.502in" fo:margin-right="0in" fo:text-indent="0in" style:auto-text-indent="false"/>
      <style:text-properties fo:font-size="10pt" style:font-size-asian="10pt" style:font-size-complex="10pt"/>
    </style:style>
    <style:style style:name="T1" style:family="text">
      <style:text-properties style:text-position="super 58%"/>
    </style:style>
    <style:style style:name="Sect1" style:family="section">
      <style:section-properties text:dont-balance-text-columns="false" style:editable="false">
        <style:columns fo:column-count="3">
          <style:column style:rel-width="1440*" fo:start-indent="0in" fo:end-indent="0in"/>
          <style:column style:rel-width="6754*" fo:start-indent="0in" fo:end-indent="0in"/>
          <style:column style:rel-width="1444*"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Write a simple shell script called mathmagic that takes two arguments in at call time and returns to the stdout the value of the two items entered, the value of the two items added together, the value of the two items subtracted (first – second), the value of the two items multiplied. </text:p>
      <text:p text:style-name="Standard">---</text:p>
      <text:p text:style-name="P5">#!/bin/sh </text:p>
      <text:p text:style-name="P5">if [ $# -lt 1 ]; then </text:p>
      <text:p text:style-name="P5"><text:s text:c="3"/>echo "Usage: mathmagic [num1] [num2]" </text:p>
      <text:p text:style-name="P5"><text:s text:c="3"/>exit </text:p>
      <text:p text:style-name="P5">fi </text:p>
      <text:p text:style-name="P5">echo "A:$1 B:$2" </text:p>
      <text:p text:style-name="P5">add=`expr $1 + $2` </text:p>
      <text:p text:style-name="P5">echo "A+B:$add" </text:p>
      <text:p text:style-name="P5">sub=`expr $1 - $2` </text:p>
      <text:p text:style-name="P5">echo "A-B:$sub" </text:p>
      <text:p text:style-name="P5">mult=`expr $1 \* $2` </text:p>
      <text:p text:style-name="P5">echo "A*B:$mult"</text:p>
      <text:p text:style-name="P5"/>
      <text:p text:style-name="P5">##Terminal##</text:p>
      <text:p text:style-name="P6">okuu@Reiuiji ~/Dropbox/UMD/Semester#3/ECE-257/Homework/HW#5 $ ./mathmagic.sh 4 5</text:p>
      <text:p text:style-name="P5">A:4 B:5 </text:p>
      <text:p text:style-name="P5">A+B:9 </text:p>
      <text:p text:style-name="P5">A-B:-1 </text:p>
      <text:p text:style-name="P5">A*B:20</text:p>
      <text:p text:style-name="Standard"/>
      <text:p text:style-name="Standard">2. Augment the first shell script of problem 1, so that it checks if the 1<text:span text:style-name="T1">st</text:span> number is smaller than the second number, do not do the subtract, but instead output a message indicating the values will result in a negative value.</text:p>
      <text:p text:style-name="Standard">---</text:p>
      <text:p text:style-name="P5">#!/bin/sh </text:p>
      <text:p text:style-name="P5">if [ $# -lt 1 ]; then </text:p>
      <text:p text:style-name="P5"><text:s text:c="3"/>echo "Usage: mathmagic [num1] [num2]" </text:p>
      <text:p text:style-name="P5"><text:s text:c="3"/>exit </text:p>
      <text:p text:style-name="P5">fi </text:p>
      <text:p text:style-name="P5">echo "A:$1 B:$2" </text:p>
      <text:p text:style-name="P5">add=`expr $1 + $2` </text:p>
      <text:p text:style-name="P5">echo "A+B:$add" </text:p>
      <text:p text:style-name="P5">sub=`expr $1 - $2` </text:p>
      <text:p text:style-name="P5">if (( $1 &lt; $2 )) ;then </text:p>
      <text:p text:style-name="P5"><text:s text:c="3"/>echo "Warning: value will be negative: $sub"; </text:p>
      <text:p text:style-name="P5">else </text:p>
      <text:p text:style-name="P5"><text:s text:c="3"/>echo "A-B:$sub" </text:p>
      <text:p text:style-name="P5">fi </text:p>
      <text:p text:style-name="P5">mult=`expr $1 \* $2` </text:p>
      <text:p text:style-name="P5">echo "A*B:$mult"</text:p>
      <text:p text:style-name="P5"/>
      <text:p text:style-name="P5">##Terminal##</text:p>
      <text:p text:style-name="P7">okuu@Reiuiji ~/Dropbox/UMD/Semester#3/ECE-257/Homework/HW#5 $ ./mathmagic-RV-1.sh 4 5 </text:p>
      <text:p text:style-name="P6">A:4 B:5 </text:p>
      <text:p text:style-name="P6">A+B:9 </text:p>
      <text:p text:style-name="P6">Warning: value will be negative: -1 </text:p>
      <text:p text:style-name="P6"><text:soft-page-break/>A*B:20 </text:p>
      <text:p text:style-name="P7">okuu@Reiuiji ~/Dropbox/UMD/Semester#3/ECE-257/Homework/HW#5 $ ./mathmagic-RV-1.sh 5 4 </text:p>
      <text:p text:style-name="P6">A:5 B:4 </text:p>
      <text:p text:style-name="P6">A+B:9 </text:p>
      <text:p text:style-name="P6">A-B:1 </text:p>
      <text:p text:style-name="P6">A*B:20</text:p>
      <text:p text:style-name="Standard"/>
      <text:p text:style-name="Standard">3. Augment the simple shell script of problem 1 so that tests the number of values inputted and returns a message if the number of arguments is more than 2, but still performs the operations (i.e. add all, subtract all, multiply all).</text:p>
      <text:p text:style-name="Standard">---</text:p>
      <text:p text:style-name="P5">#!/bin/sh</text:p>
      <text:p text:style-name="P5">if [ $# -lt 1 ]; then</text:p>
      <text:p text:style-name="P5"><text:s text:c="3"/>echo "Usage: mathmagic [num1] [num2] .. .. .."</text:p>
      <text:p text:style-name="P5"><text:s text:c="3"/>exit</text:p>
      <text:p text:style-name="P5">fi</text:p>
      <text:p text:style-name="P5">#add sub all variables</text:p>
      <text:p text:style-name="P5">x=1</text:p>
      <text:p text:style-name="P5">add=$1</text:p>
      <text:p text:style-name="P5">sub=$1</text:p>
      <text:p text:style-name="P5">mult=$1</text:p>
      <text:p text:style-name="P5">arg=`expr $# - 1`</text:p>
      <text:p text:style-name="P5">shift 1;</text:p>
      <text:p text:style-name="P5">while [ $x -le $arg ]</text:p>
      <text:p text:style-name="P5">do</text:p>
      <text:p text:style-name="P5"><text:tab/>add=`expr $add + $1`</text:p>
      <text:p text:style-name="P5"><text:tab/>sub=`expr $sub - $1`</text:p>
      <text:p text:style-name="P5"><text:tab/>mult=`expr $mult \* $1`</text:p>
      <text:p text:style-name="P5"><text:tab/>(( x = $x + 1 ))</text:p>
      <text:p text:style-name="P5"><text:tab/>shift 1 </text:p>
      <text:p text:style-name="P5">done</text:p>
      <text:p text:style-name="P5">echo "Total Add:$add"</text:p>
      <text:p text:style-name="P5">echo "Total Sub:$sub"</text:p>
      <text:p text:style-name="P5">echo "Total Mult:$mult"</text:p>
      <text:p text:style-name="P5"/>
      <text:p text:style-name="P5">##Terminal##</text:p>
      <text:p text:style-name="P7">okuu@Reiuiji ~/Dropbox/UMD/Semester#3/ECE-257/Homework/HW#5 $ ./mathmagic-RV-2.sh 1 2 3 4</text:p>
      <text:p text:style-name="P5">Total Add:10</text:p>
      <text:p text:style-name="P5">Total Sub:-8</text:p>
      <text:p text:style-name="P5">Total Mult:24</text:p>
      <text:p text:style-name="Standard"/>
      <text:p text:style-name="Standard">4. Write a c shell script program called TodaysDate that takes three arguments – a month string such as OCT, a day number such as 07, and a year number such as 2000 – and returns the number of days from JAN 1 1900 to the date.</text:p>
      <text:p text:style-name="Standard"/>
      <text:p text:style-name="P8">&gt; TodaysDate oct 20 1901</text:p>
      <text:p text:style-name="Standard"><text:tab/><text:tab/></text:p>
      <text:p text:style-name="Standard"><text:tab/>The program would display the following since the arguments are oct 20 1901</text:p>
      <text:p text:style-name="Standard"/>
      <text:p text:style-name="Standard"><text:tab/><text:tab/>&gt; The programs name is TodaysDate</text:p>
      <text:p text:style-name="Standard"><text:soft-page-break/><text:tab/><text:tab/>&gt; The number of days since JAN 1 1900 to OCT 20 1901 is: 660</text:p>
      <text:p text:style-name="Standard">---</text:p>
      <text:p text:style-name="P5">#!/bin/csh</text:p>
      <text:p text:style-name="P5">echo "the programs name is $0"</text:p>
      <text:p text:style-name="P5">set Based_date=`date -d "1900/1/1" "+%s"`</text:p>
      <text:p text:style-name="P5">switch ($argv[1])</text:p>
      <text:p text:style-name="P5"><text:tab/>case "jan"</text:p>
      <text:p text:style-name="P5"><text:tab/><text:tab/>set month=1</text:p>
      <text:p text:style-name="P5"><text:tab/><text:tab/>breaksw</text:p>
      <text:p text:style-name="P5"><text:tab/>case "feb"</text:p>
      <text:p text:style-name="P5"><text:tab/><text:tab/>set month=2</text:p>
      <text:p text:style-name="P5"><text:tab/><text:tab/>breaksw</text:p>
      <text:p text:style-name="P5"><text:tab/>case "mar"</text:p>
      <text:p text:style-name="P5"><text:tab/><text:tab/>set month=3</text:p>
      <text:p text:style-name="P5"><text:tab/><text:tab/>breaksw</text:p>
      <text:p text:style-name="P5"><text:tab/>case "april"</text:p>
      <text:p text:style-name="P5"><text:tab/><text:tab/>set month=4</text:p>
      <text:p text:style-name="P5"><text:tab/><text:tab/>breaksw</text:p>
      <text:p text:style-name="P5"><text:tab/>case "may"</text:p>
      <text:p text:style-name="P5"><text:tab/><text:tab/>set month=5</text:p>
      <text:p text:style-name="P5"><text:tab/><text:tab/>breaksw</text:p>
      <text:p text:style-name="P5"><text:tab/>case "june"</text:p>
      <text:p text:style-name="P5"><text:tab/><text:tab/>set month=6</text:p>
      <text:p text:style-name="P5"><text:tab/><text:tab/>breaksw</text:p>
      <text:p text:style-name="P5"><text:tab/>case "july"</text:p>
      <text:p text:style-name="P5"><text:tab/><text:tab/>set month=7</text:p>
      <text:p text:style-name="P5"><text:tab/><text:tab/>breaksw</text:p>
      <text:p text:style-name="P5"><text:tab/>case "august"</text:p>
      <text:p text:style-name="P5"><text:tab/><text:tab/>set month=8</text:p>
      <text:p text:style-name="P5"><text:tab/><text:tab/>breaksw</text:p>
      <text:p text:style-name="P5"><text:tab/>case "sept"</text:p>
      <text:p text:style-name="P5"><text:tab/><text:tab/>set month=9</text:p>
      <text:p text:style-name="P5"><text:tab/><text:tab/>breaksw</text:p>
      <text:p text:style-name="P5"><text:tab/>case "oct"</text:p>
      <text:p text:style-name="P5"><text:tab/><text:tab/>set month=10</text:p>
      <text:p text:style-name="P5"><text:tab/><text:tab/>breaksw</text:p>
      <text:p text:style-name="P5"><text:tab/>case "nov"</text:p>
      <text:p text:style-name="P5"><text:tab/><text:tab/>set month=11</text:p>
      <text:p text:style-name="P5"><text:tab/><text:tab/>breaksw</text:p>
      <text:p text:style-name="P5"><text:tab/>case "dec"</text:p>
      <text:p text:style-name="P5"><text:tab/><text:tab/>set month=12</text:p>
      <text:p text:style-name="P5"><text:tab/><text:tab/>breaksw</text:p>
      <text:p text:style-name="P5"><text:tab/>default:</text:p>
      <text:p text:style-name="P5"><text:tab/><text:tab/>echo "invalid mouth[see sh for exact input of month"</text:p>
      <text:p text:style-name="P5">endsw</text:p>
      <text:p text:style-name="P5">echo "date entered: $argv[3]/$month/$argv[2]"</text:p>
      <text:p text:style-name="P5">set Entered_date=`date -d "$argv[3]/$month/$argv[2]" "+%s"`</text:p>
      <text:p text:style-name="P5">set difference=`expr $Entered_date - $Based_date`</text:p>
      <text:p text:style-name="P5">set conv=`expr 60 \* 60 \* 24`</text:p>
      <text:p text:style-name="P5"><text:soft-page-break/>echo `expr $difference / $conv`</text:p>
      <text:p text:style-name="P5"/>
      <text:p text:style-name="P5">##Terminal##</text:p>
      <text:p text:style-name="P7">okuu@Reiuiji ~/Dropbox/UMD/Semester#3/ECE-257/Homework/HW#5 $ ./TodaysDate.sh oct 20 1901</text:p>
      <text:p text:style-name="P5">the programs name is ./TodaysDate.sh</text:p>
      <text:p text:style-name="P5">date entered: 1901/10/20</text:p>
      <text:p text:style-name="P5">657</text:p>
      <text:p text:style-name="P5">#some how I been getting 657 for the date, believe it is a issue with expr div or the diff with the day str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xi Sans1" svg:font-family="'Luxi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KaitiM GB"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xi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xi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xi 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4_01917251" style:display-name="401917251"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239in" fo:margin-right="-0.2228in" fo:text-align="center" style:justify-single-word="false" fo:text-indent="0in" style:auto-text-indent="false"/>
    </style:style>
    <style:style style:name="MP4" style:family="paragraph" style:parent-style-name="Header">
      <style:paragraph-properties fo:text-align="end" style:justify-single-word="false"/>
    </style:style>
    <style:style style:name="MSect1" style:family="section">
      <style:section-properties text:dont-balance-text-columns="false" style:editable="false">
        <style:columns fo:column-count="3">
          <style:column style:rel-width="1440*" fo:start-indent="0in" fo:end-indent="0in"/>
          <style:column style:rel-width="6754*" fo:start-indent="0in" fo:end-indent="0in"/>
          <style:column style:rel-width="1444*" fo:start-indent="0in" fo:end-indent="0in"/>
        </style:columns>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section text:style-name="MSect1" text:name="Section1">
          <text:p text:style-name="MP1">Daniel Noyes</text:p>
          <text:p text:style-name="MP1"/>
          <text:p text:style-name="MP2">ECE 257 Homework set #5</text:p>
          <text:p text:style-name="MP3"/>
          <text:p text:style-name="MP4">Page: <text:page-number text:select-page="current">2</text:page-number>/<text:page-count>4</text:page-count></text:p>
          <text:p text:style-name="MP4"/>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iuiji </meta:initial-creator>
    <meta:creation-date>2012-09-09T14:50:18</meta:creation-date>
    <dc:date>2012-10-16T00:19:12</dc:date>
    <dc:creator>Reiuiji </dc:creator>
    <meta:editing-duration>PT12H14M35S</meta:editing-duration>
    <meta:editing-cycles>37</meta:editing-cycles>
    <meta:generator>LibreOffice/3.5$Linux_X86_64 LibreOffice_project/350m1$Build-2</meta:generator>
    <meta:document-statistic meta:table-count="0" meta:image-count="0" meta:object-count="0" meta:page-count="4" meta:paragraph-count="143" meta:word-count="601" meta:character-count="3733" meta:non-whitespace-character-count="3058"/>
  </office:meta>
</office:document-meta>
</file>